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9mm" fo:break-before="auto" style:use-optimal-row-height="true"/>
    </style:style>
    <style:style style:name="ro2" style:family="table-row">
      <style:table-row-properties style:row-height="94.0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wrap-option="wrap" style:vertical-align="top"/>
      <style:text-properties style:font-name="Liberation Sans" fo:font-style="normal" fo:font-weight="bold" style:font-name-asian="Liberation Sans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wrap-option="wrap" style:vertical-align="top"/>
      <style:text-properties style:font-name="Liberation Sans" style:font-name-asian="Liberation Sans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ans" style:font-name-asian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ce2"/>
        <table:table-column table:style-name="co2" table:number-columns-repeated="1013" table:default-cell-style-name="ce2"/>
        <table:table-row table:style-name="ro1">
          <table:table-cell table:style-name="ce9" office:value-type="string" calcext:value-type="string">
            <text:p>FirstName</text:p>
          </table:table-cell>
          <table:table-cell table:style-name="ce9" office:value-type="string" calcext:value-type="string">
            <text:p>LastName</text:p>
          </table:table-cell>
          <table:table-cell table:style-name="ce9" office:value-type="string" calcext:value-type="string">
            <text:p>Race</text:p>
          </table:table-cell>
          <table:table-cell table:style-name="ce9" office:value-type="string" calcext:value-type="string">
            <text:p>Description#3</text:p>
          </table:table-cell>
          <table:table-cell table:style-name="ce9" table:number-columns-repeated="2"/>
          <table:table-cell table:style-name="ce9" office:value-type="string" calcext:value-type="string">
            <text:p>!Comment</text:p>
          </table:table-cell>
          <table:table-cell table:style-name="ce9" office:value-type="string" calcext:value-type="string">
            <text:p>!Comment~¨fr:</text:p>
          </table:table-cell>
          <table:table-cell table:style-name="ce9" office:value-type="string" calcext:value-type="string">
            <text:p>!Comment~¨de:</text:p>
          </table:table-cell>
          <table:table-cell table:style-name="ce9" office:value-type="string" calcext:value-type="string">
            <text:p>!Comment~¨ru:</text:p>
          </table:table-cell>
          <table:table-cell table:style-name="ce9" office:value-type="string" calcext:value-type="string">
            <text:p>!Comment~¨ja: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maranth</text:p>
          </table:table-cell>
          <table:table-cell office:value-type="string" calcext:value-type="string">
            <text:p>Brandybuck</text:p>
          </table:table-cell>
          <table:table-cell office:value-type="string" calcext:value-type="string">
            <text:p>Hobbit</text:p>
          </table:table-cell>
          <table:table-cell office:value-type="string" calcext:value-type="string">
            <text:p>Lorem ipsum dolor sit amet, consectetur adipiscing elit, sed do eiusmod tempor incididunt ut labore et dolore magna aliqua.</text:p>
            <text:p/>
            <text:p>Ut enim ad minim veniam, quis nostrud exercitation ullamco laboris nisi ut aliquip ex ea commodo consequat.</text:p>
            <text:p/>
            <text:p>Duis aute irure dolor in reprehenderit in voluptate velit esse cillum dolore eu fugiat nulla pariatur.</text:p>
            <text:p/>
            <text:p>Excepteur sint occaecat cupidatat non proident, sunt in culpa qui officia deserunt mollit anim id est "laborum".</text:p>
          </table:table-cell>
          <table:table-cell office:value-type="string" calcext:value-type="string">
            <text:p>Ea dolores sint ex omnis voluptas est quidem animi.</text:p>
          </table:table-cell>
          <table:table-cell office:value-type="string" calcext:value-type="string">
            <text:p>"Ea dolores sint ex omnis voluptas est quidem animi."</text:p>
          </table:table-cell>
          <table:table-cell table:style-name="ce3" office:value-type="string" calcext:value-type="string">
            <text:p><text:s text:c="8"/>Dès le matin du dimanche, des milliers de paysans, arrivant des montagnes voisines, inondèrent les rues de Verrières. <text:s text:c="4"/></text:p>
          </table:table-cell>
          <table:table-cell table:style-name="ce3" office:value-type="string" calcext:value-type="string">
            <text:p>From the morning of Sunday, thousands of peasants, arriving from the neighboring mountains, flooded the streets of Verrières. </text:p>
          </table:table-cell>
          <table:table-cell table:style-name="ce3" office:value-type="string" calcext:value-type="string">
            <text:p>Schon am Sonntagmorgen überschwemmten Tausende von Bauern, die aus den nahegelegenen Bergen kamen, die Straßen von Verrières. </text:p>
          </table:table-cell>
          <table:table-cell table:style-name="ce4" office:value-type="string" calcext:value-type="string">
            <text:p>С утра в воскресенье тысячи крестьян, прибывших с соседних гор, заполонили улицы Верьера. </text:p>
          </table:table-cell>
          <table:table-cell table:style-name="ce4" office:value-type="string" calcext:value-type="string">
            <text:p>日曜日の朝から、近隣の山々からやってきた何千人もの農民がヴェリエールの通りに押し寄せた。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methyst</text:p>
          </table:table-cell>
          <table:table-cell office:value-type="string" calcext:value-type="string">
            <text:p>Hornblower</text:p>
          </table:table-cell>
          <table:table-cell office:value-type="string" calcext:value-type="string">
            <text:p>Hobbit</text:p>
          </table:table-cell>
          <table:table-cell office:value-type="string" calcext:value-type="string">
            <text:p>Lorem ipsum dolor sit amet, consectetur adipiscing elit, sed do eiusmod tempor incididunt ut labore et dolore magna aliqua.</text:p>
            <text:p/>
            <text:p>Ut enim ad minim veniam, quis nostrud exercitation ullamco laboris nisi ut aliquip ex ea commodo consequat.</text:p>
            <text:p/>
            <text:p>Duis aute irure dolor in reprehenderit in voluptate velit esse cillum dolore eu fugiat nulla pariatur.</text:p>
            <text:p/>
            <text:p>Excepteur sint occaecat cupidatat non proident, sunt in culpa qui officia deserunt mollit anim id est "laborum".</text:p>
          </table:table-cell>
          <table:table-cell office:value-type="string" calcext:value-type="string">
            <text:p>Ea dolores sint ex omnis voluptas est quidem animi.</text:p>
          </table:table-cell>
          <table:table-cell office:value-type="string" calcext:value-type="string">
            <text:p>"Ea dolores sint ex omnis voluptas est quidem animi."</text:p>
          </table:table-cell>
          <table:table-cell table:style-name="ce3" office:value-type="string" calcext:value-type="string">
            <text:p><text:s text:c="8"/>Dès le matin du dimanche, des milliers de paysans, arrivant des montagnes voisines, inondèrent les rues de Verrières. <text:s text:c="4"/></text:p>
          </table:table-cell>
          <table:table-cell table:style-name="ce3" office:value-type="string" calcext:value-type="string">
            <text:p>From the morning of Sunday, thousands of peasants, arriving from the neighboring mountains, flooded the streets of Verrières. </text:p>
          </table:table-cell>
          <table:table-cell table:style-name="ce3" office:value-type="string" calcext:value-type="string">
            <text:p>Schon am Sonntagmorgen überschwemmten Tausende von Bauern, die aus den nahegelegenen Bergen kamen, die Straßen von Verrières. </text:p>
          </table:table-cell>
          <table:table-cell table:style-name="ce4" office:value-type="string" calcext:value-type="string">
            <text:p>С утра в воскресенье тысячи крестьян, прибывших с соседних гор, заполонили улицы Верьера. </text:p>
          </table:table-cell>
          <table:table-cell table:style-name="ce4" office:value-type="string" calcext:value-type="string">
            <text:p>日曜日の朝から、近隣の山々からやってきた何千人もの農民がヴェリエールの通りに押し寄せた。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elladonna</text:p>
          </table:table-cell>
          <table:table-cell office:value-type="string" calcext:value-type="string">
            <text:p>Goodchild</text:p>
          </table:table-cell>
          <table:table-cell office:value-type="string" calcext:value-type="string">
            <text:p>Hobbit</text:p>
          </table:table-cell>
          <table:table-cell office:value-type="string" calcext:value-type="string">
            <text:p>Lorem ipsum dolor sit amet, consectetur adipiscing elit, sed do eiusmod tempor incididunt ut labore et dolore magna aliqua.</text:p>
            <text:p/>
            <text:p>Ut enim ad minim veniam, quis nostrud exercitation ullamco laboris nisi ut aliquip ex ea commodo consequat.</text:p>
            <text:p/>
            <text:p>Duis aute irure dolor in reprehenderit in voluptate velit esse cillum dolore eu fugiat nulla pariatur.</text:p>
            <text:p/>
            <text:p>Excepteur sint occaecat cupidatat non proident, sunt in culpa qui officia deserunt mollit anim id est "laborum".</text:p>
          </table:table-cell>
          <table:table-cell office:value-type="string" calcext:value-type="string">
            <text:p>Ea dolores sint ex omnis voluptas est quidem animi.</text:p>
          </table:table-cell>
          <table:table-cell office:value-type="string" calcext:value-type="string">
            <text:p>"Ea dolores sint ex omnis voluptas est quidem animi."</text:p>
          </table:table-cell>
          <table:table-cell table:style-name="ce3" office:value-type="string" calcext:value-type="string">
            <text:p><text:s text:c="8"/>Dès le matin du dimanche, des milliers de paysans, arrivant des montagnes voisines, inondèrent les rues de Verrières. <text:s text:c="4"/></text:p>
          </table:table-cell>
          <table:table-cell table:style-name="ce3" office:value-type="string" calcext:value-type="string">
            <text:p>From the morning of Sunday, thousands of peasants, arriving from the neighboring mountains, flooded the streets of Verrières. </text:p>
          </table:table-cell>
          <table:table-cell table:style-name="ce3" office:value-type="string" calcext:value-type="string">
            <text:p>Schon am Sonntagmorgen überschwemmten Tausende von Bauern, die aus den nahegelegenen Bergen kamen, die Straßen von Verrières. </text:p>
          </table:table-cell>
          <table:table-cell table:style-name="ce4" office:value-type="string" calcext:value-type="string">
            <text:p>С утра в воскресенье тысячи крестьян, прибывших с соседних гор, заполонили улицы Верьера. </text:p>
          </table:table-cell>
          <table:table-cell table:style-name="ce4" office:value-type="string" calcext:value-type="string">
            <text:p>日曜日の朝から、近隣の山々からやってきた何千人もの農民がヴェリエールの通りに押し寄せた。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eren</text:p>
          </table:table-cell>
          <table:table-cell office:value-type="string" calcext:value-type="string">
            <text:p>Erchamio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rem ipsum dolor sit amet, consectetur adipiscing elit, sed do eiusmod tempor incididunt ut labore et dolore magna aliqua.</text:p>
            <text:p/>
            <text:p>Ut enim ad minim veniam, quis nostrud exercitation ullamco laboris nisi ut aliquip ex ea commodo consequat.</text:p>
            <text:p/>
            <text:p>Duis aute irure dolor in reprehenderit in voluptate velit esse cillum dolore eu fugiat nulla pariatur.</text:p>
            <text:p/>
            <text:p>Excepteur sint occaecat cupidatat non proident, sunt in culpa qui officia deserunt mollit anim id est "laborum".</text:p>
          </table:table-cell>
          <table:table-cell office:value-type="string" calcext:value-type="string">
            <text:p>Ea dolores sint ex omnis voluptas est quidem animi.</text:p>
          </table:table-cell>
          <table:table-cell office:value-type="string" calcext:value-type="string">
            <text:p>"Ea dolores sint ex omnis voluptas est quidem animi."</text:p>
          </table:table-cell>
          <table:table-cell table:style-name="ce3" office:value-type="string" calcext:value-type="string">
            <text:p><text:s text:c="8"/>Dès le matin du dimanche, des milliers de paysans, arrivant des montagnes voisines, inondèrent les rues de Verrières. <text:s text:c="4"/></text:p>
          </table:table-cell>
          <table:table-cell table:style-name="ce3" office:value-type="string" calcext:value-type="string">
            <text:p>From the morning of Sunday, thousands of peasants, arriving from the neighboring mountains, flooded the streets of Verrières. </text:p>
          </table:table-cell>
          <table:table-cell table:style-name="ce3" office:value-type="string" calcext:value-type="string">
            <text:p>Schon am Sonntagmorgen überschwemmten Tausende von Bauern, die aus den nahegelegenen Bergen kamen, die Straßen von Verrières. </text:p>
          </table:table-cell>
          <table:table-cell table:style-name="ce4" office:value-type="string" calcext:value-type="string">
            <text:p>С утра в воскресенье тысячи крестьян, прибывших с соседних гор, заполонили улицы Верьера. </text:p>
          </table:table-cell>
          <table:table-cell table:style-name="ce4" office:value-type="string" calcext:value-type="string">
            <text:p>日曜日の朝から、近隣の山々からやってきた何千人もの農民がヴェリエールの通りに押し寄せた。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rodo</text:p>
          </table:table-cell>
          <table:table-cell office:value-type="string" calcext:value-type="string">
            <text:p>Baggins</text:p>
          </table:table-cell>
          <table:table-cell office:value-type="string" calcext:value-type="string">
            <text:p>Hobbit</text:p>
          </table:table-cell>
          <table:table-cell office:value-type="string" calcext:value-type="string">
            <text:p>Lorem ipsum dolor sit amet, consectetur adipiscing elit, sed do eiusmod tempor incididunt ut labore et dolore magna aliqua.</text:p>
            <text:p/>
            <text:p>Ut enim ad minim veniam, quis nostrud exercitation ullamco laboris nisi ut aliquip ex ea commodo consequat.</text:p>
            <text:p/>
            <text:p>Duis aute irure dolor in reprehenderit in voluptate velit esse cillum dolore eu fugiat nulla pariatur.</text:p>
            <text:p/>
            <text:p>Excepteur sint occaecat cupidatat non proident, sunt in culpa qui officia deserunt mollit anim id est "laborum".</text:p>
          </table:table-cell>
          <table:table-cell office:value-type="string" calcext:value-type="string">
            <text:p>Ea dolores sint ex omnis voluptas est quidem animi.</text:p>
          </table:table-cell>
          <table:table-cell office:value-type="string" calcext:value-type="string">
            <text:p>"Ea dolores sint ex omnis voluptas est quidem animi."</text:p>
          </table:table-cell>
          <table:table-cell table:style-name="ce3" office:value-type="string" calcext:value-type="string">
            <text:p><text:s text:c="8"/>Dès le matin du dimanche, des milliers de paysans, arrivant des montagnes voisines, inondèrent les rues de Verrières. <text:s text:c="4"/></text:p>
          </table:table-cell>
          <table:table-cell table:style-name="ce3" office:value-type="string" calcext:value-type="string">
            <text:p>From the morning of Sunday, thousands of peasants, arriving from the neighboring mountains, flooded the streets of Verrières. </text:p>
          </table:table-cell>
          <table:table-cell table:style-name="ce3" office:value-type="string" calcext:value-type="string">
            <text:p>Schon am Sonntagmorgen überschwemmten Tausende von Bauern, die aus den nahegelegenen Bergen kamen, die Straßen von Verrières. </text:p>
          </table:table-cell>
          <table:table-cell table:style-name="ce4" office:value-type="string" calcext:value-type="string">
            <text:p>С утра в воскресенье тысячи крестьян, прибывших с соседних гор, заполонили улицы Верьера. </text:p>
          </table:table-cell>
          <table:table-cell table:style-name="ce4" office:value-type="string" calcext:value-type="string">
            <text:p>日曜日の朝から、近隣の山々からやってきた何千人もの農民がヴェリエールの通りに押し寄せた。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ildor</text:p>
          </table:table-cell>
          <table:table-cell office:value-type="string" calcext:value-type="string">
            <text:p>Inglorion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Lorem ipsum dolor sit amet, consectetur adipiscing elit, sed do eiusmod tempor incididunt ut labore et dolore magna aliqua.</text:p>
            <text:p/>
            <text:p>Ut enim ad minim veniam, quis nostrud exercitation ullamco laboris nisi ut aliquip ex ea commodo consequat.</text:p>
            <text:p/>
            <text:p>Duis aute irure dolor in reprehenderit in voluptate velit esse cillum dolore eu fugiat nulla pariatur.</text:p>
            <text:p/>
            <text:p>Excepteur sint occaecat cupidatat non proident, sunt in culpa qui officia deserunt mollit anim id est "laborum".</text:p>
          </table:table-cell>
          <table:table-cell office:value-type="string" calcext:value-type="string">
            <text:p>Ea dolores sint ex omnis voluptas est quidem animi.</text:p>
          </table:table-cell>
          <table:table-cell office:value-type="string" calcext:value-type="string">
            <text:p>"Ea dolores sint ex omnis voluptas est quidem animi."</text:p>
          </table:table-cell>
          <table:table-cell table:style-name="ce3" office:value-type="string" calcext:value-type="string">
            <text:p><text:s text:c="8"/>Dès le matin du dimanche, des milliers de paysans, arrivant des montagnes voisines, inondèrent les rues de Verrières. <text:s text:c="4"/></text:p>
          </table:table-cell>
          <table:table-cell table:style-name="ce3" office:value-type="string" calcext:value-type="string">
            <text:p>From the morning of Sunday, thousands of peasants, arriving from the neighboring mountains, flooded the streets of Verrières. </text:p>
          </table:table-cell>
          <table:table-cell table:style-name="ce3" office:value-type="string" calcext:value-type="string">
            <text:p>Schon am Sonntagmorgen überschwemmten Tausende von Bauern, die aus den nahegelegenen Bergen kamen, die Straßen von Verrières. </text:p>
          </table:table-cell>
          <table:table-cell table:style-name="ce4" office:value-type="string" calcext:value-type="string">
            <text:p>С утра в воскресенье тысячи крестьян, прибывших с соседних гор, заполонили улицы Верьера. </text:p>
          </table:table-cell>
          <table:table-cell table:style-name="ce4" office:value-type="string" calcext:value-type="string">
            <text:p>日曜日の朝から、近隣の山々からやってきた何千人もの農民がヴェリエールの通りに押し寄せた。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rìma</text:p>
          </table:table-cell>
          <table:table-cell office:value-type="string" calcext:value-type="string">
            <text:p>Wormtongu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rem ipsum dolor sit amet, consectetur adipiscing elit, sed do eiusmod tempor incididunt ut labore et dolore magna aliqua.</text:p>
            <text:p/>
            <text:p>Ut enim ad minim veniam, quis nostrud exercitation ullamco laboris nisi ut aliquip ex ea commodo consequat.</text:p>
            <text:p/>
            <text:p>Duis aute irure dolor in reprehenderit in voluptate velit esse cillum dolore eu fugiat nulla pariatur.</text:p>
            <text:p/>
            <text:p>Excepteur sint occaecat cupidatat non proident, sunt in culpa qui officia deserunt mollit anim id est "laborum".</text:p>
          </table:table-cell>
          <table:table-cell office:value-type="string" calcext:value-type="string">
            <text:p>Ea dolores sint ex omnis voluptas est quidem animi.</text:p>
          </table:table-cell>
          <table:table-cell office:value-type="string" calcext:value-type="string">
            <text:p>"Ea dolores sint ex omnis voluptas est quidem animi."</text:p>
          </table:table-cell>
          <table:table-cell table:style-name="ce3" office:value-type="string" calcext:value-type="string">
            <text:p><text:s text:c="8"/>Dès le matin du dimanche, des milliers de paysans, arrivant des montagnes voisines, inondèrent les rues de Verrières. <text:s text:c="4"/></text:p>
          </table:table-cell>
          <table:table-cell table:style-name="ce3" office:value-type="string" calcext:value-type="string">
            <text:p>From the morning of Sunday, thousands of peasants, arriving from the neighboring mountains, flooded the streets of Verrières. </text:p>
          </table:table-cell>
          <table:table-cell table:style-name="ce3" office:value-type="string" calcext:value-type="string">
            <text:p>Schon am Sonntagmorgen überschwemmten Tausende von Bauern, die aus den nahegelegenen Bergen kamen, die Straßen von Verrières. </text:p>
          </table:table-cell>
          <table:table-cell table:style-name="ce4" office:value-type="string" calcext:value-type="string">
            <text:p>С утра в воскресенье тысячи крестьян, прибывших с соседних гор, заполонили улицы Верьера. </text:p>
          </table:table-cell>
          <table:table-cell table:style-name="ce4" office:value-type="string" calcext:value-type="string">
            <text:p>日曜日の朝から、近隣の山々からやってきた何千人もの農民がヴェリエールの通りに押し寄せた。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elm</text:p>
          </table:table-cell>
          <table:table-cell office:value-type="string" calcext:value-type="string">
            <text:p>Hammerhan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rem ipsum dolor sit amet, consectetur adipiscing elit, sed do eiusmod tempor incididunt ut labore et dolore magna aliqua.</text:p>
            <text:p/>
            <text:p>Ut enim ad minim veniam, quis nostrud exercitation ullamco laboris nisi ut aliquip ex ea commodo consequat.</text:p>
            <text:p/>
            <text:p>Duis aute irure dolor in reprehenderit in voluptate velit esse cillum dolore eu fugiat nulla pariatur.</text:p>
            <text:p/>
            <text:p>Excepteur sint occaecat cupidatat non proident, sunt in culpa qui officia deserunt mollit anim id est "laborum".</text:p>
          </table:table-cell>
          <table:table-cell office:value-type="string" calcext:value-type="string">
            <text:p>Ea dolores sint ex omnis voluptas est quidem animi.</text:p>
          </table:table-cell>
          <table:table-cell office:value-type="string" calcext:value-type="string">
            <text:p>"Ea dolores sint ex omnis voluptas est quidem animi."</text:p>
          </table:table-cell>
          <table:table-cell table:style-name="ce3" office:value-type="string" calcext:value-type="string">
            <text:p><text:s text:c="8"/>Dès le matin du dimanche, des milliers de paysans, arrivant des montagnes voisines, inondèrent les rues de Verrières. <text:s text:c="4"/></text:p>
          </table:table-cell>
          <table:table-cell table:style-name="ce3" office:value-type="string" calcext:value-type="string">
            <text:p>From the morning of Sunday, thousands of peasants, arriving from the neighboring mountains, flooded the streets of Verrières. </text:p>
          </table:table-cell>
          <table:table-cell table:style-name="ce3" office:value-type="string" calcext:value-type="string">
            <text:p>Schon am Sonntagmorgen überschwemmten Tausende von Bauern, die aus den nahegelegenen Bergen kamen, die Straßen von Verrières. </text:p>
          </table:table-cell>
          <table:table-cell table:style-name="ce4" office:value-type="string" calcext:value-type="string">
            <text:p>С утра в воскресенье тысячи крестьян, прибывших с соседних гор, заполонили улицы Верьера. </text:p>
          </table:table-cell>
          <table:table-cell table:style-name="ce4" office:value-type="string" calcext:value-type="string">
            <text:p>日曜日の朝から、近隣の山々からやってきた何千人もの農民がヴェリエールの通りに押し寄せた。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alia</text:p>
          </table:table-cell>
          <table:table-cell office:value-type="string" calcext:value-type="string">
            <text:p>Clayhanger</text:p>
          </table:table-cell>
          <table:table-cell office:value-type="string" calcext:value-type="string">
            <text:p>Hobbit</text:p>
          </table:table-cell>
          <table:table-cell office:value-type="string" calcext:value-type="string">
            <text:p>Lorem ipsum dolor sit amet, consectetur adipiscing elit, sed do eiusmod tempor incididunt ut labore et dolore magna aliqua.</text:p>
            <text:p/>
            <text:p>Ut enim ad minim veniam, quis nostrud exercitation ullamco laboris nisi ut aliquip ex ea commodo consequat.</text:p>
            <text:p/>
            <text:p>Duis aute irure dolor in reprehenderit in voluptate velit esse cillum dolore eu fugiat nulla pariatur.</text:p>
            <text:p/>
            <text:p>Excepteur sint occaecat cupidatat non proident, sunt in culpa qui officia deserunt mollit anim id est "laborum".</text:p>
          </table:table-cell>
          <table:table-cell office:value-type="string" calcext:value-type="string">
            <text:p>Ea dolores sint ex omnis voluptas est quidem animi.</text:p>
          </table:table-cell>
          <table:table-cell office:value-type="string" calcext:value-type="string">
            <text:p>"Ea dolores sint ex omnis voluptas est quidem animi."</text:p>
          </table:table-cell>
          <table:table-cell table:style-name="ce3" office:value-type="string" calcext:value-type="string">
            <text:p><text:s text:c="8"/>Dès le matin du dimanche, des milliers de paysans, arrivant des montagnes voisines, inondèrent les rues de Verrières. <text:s text:c="4"/></text:p>
          </table:table-cell>
          <table:table-cell table:style-name="ce3" office:value-type="string" calcext:value-type="string">
            <text:p>From the morning of Sunday, thousands of peasants, arriving from the neighboring mountains, flooded the streets of Verrières. </text:p>
          </table:table-cell>
          <table:table-cell table:style-name="ce3" office:value-type="string" calcext:value-type="string">
            <text:p>Schon am Sonntagmorgen überschwemmten Tausende von Bauern, die aus den nahegelegenen Bergen kamen, die Straßen von Verrières. </text:p>
          </table:table-cell>
          <table:table-cell table:style-name="ce4" office:value-type="string" calcext:value-type="string">
            <text:p>С утра в воскресенье тысячи крестьян, прибывших с соседних гор, заполонили улицы Верьера. </text:p>
          </table:table-cell>
          <table:table-cell table:style-name="ce4" office:value-type="string" calcext:value-type="string">
            <text:p>日曜日の朝から、近隣の山々からやってきた何千人もの農民がヴェリエールの通りに押し寄せた。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ina</text:p>
          </table:table-cell>
          <table:table-cell office:value-type="string" calcext:value-type="string">
            <text:p>Lightfoot</text:p>
          </table:table-cell>
          <table:table-cell office:value-type="string" calcext:value-type="string">
            <text:p>Hobbit</text:p>
          </table:table-cell>
          <table:table-cell office:value-type="string" calcext:value-type="string">
            <text:p>Lorem ipsum dolor sit amet, consectetur adipiscing elit, sed do eiusmod tempor incididunt ut labore et dolore magna aliqua.</text:p>
            <text:p/>
            <text:p>Ut enim ad minim veniam, quis nostrud exercitation ullamco laboris nisi ut aliquip ex ea commodo consequat.</text:p>
            <text:p/>
            <text:p>Duis aute irure dolor in reprehenderit in voluptate velit esse cillum dolore eu fugiat nulla pariatur.</text:p>
            <text:p/>
            <text:p>Excepteur sint occaecat cupidatat non proident, sunt in culpa qui officia deserunt mollit anim id est "laborum".</text:p>
          </table:table-cell>
          <table:table-cell office:value-type="string" calcext:value-type="string">
            <text:p>Ea dolores sint ex omnis voluptas est quidem animi.</text:p>
          </table:table-cell>
          <table:table-cell office:value-type="string" calcext:value-type="string">
            <text:p>"Ea dolores sint ex omnis voluptas est quidem animi."</text:p>
          </table:table-cell>
          <table:table-cell table:style-name="ce3" office:value-type="string" calcext:value-type="string">
            <text:p><text:s text:c="8"/>Dès le matin du dimanche, des milliers de paysans, arrivant des montagnes voisines, inondèrent les rues de Verrières. <text:s text:c="4"/></text:p>
          </table:table-cell>
          <table:table-cell table:style-name="ce3" office:value-type="string" calcext:value-type="string">
            <text:p>From the morning of Sunday, thousands of peasants, arriving from the neighboring mountains, flooded the streets of Verrières. </text:p>
          </table:table-cell>
          <table:table-cell table:style-name="ce3" office:value-type="string" calcext:value-type="string">
            <text:p>Schon am Sonntagmorgen überschwemmten Tausende von Bauern, die aus den nahegelegenen Bergen kamen, die Straßen von Verrières. </text:p>
          </table:table-cell>
          <table:table-cell table:style-name="ce4" office:value-type="string" calcext:value-type="string">
            <text:p>С утра в воскресенье тысячи крестьян, прибывших с соседних гор, заполонили улицы Верьера. </text:p>
          </table:table-cell>
          <table:table-cell table:style-name="ce4" office:value-type="string" calcext:value-type="string">
            <text:p>日曜日の朝から、近隣の山々からやってきた何千人もの農民がヴェリエールの通りに押し寄せた。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owlie</text:p>
          </table:table-cell>
          <table:table-cell office:value-type="string" calcext:value-type="string">
            <text:p>Appledor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rem ipsum dolor sit amet, consectetur adipiscing elit, sed do eiusmod tempor incididunt ut labore et dolore magna aliqua.</text:p>
            <text:p/>
            <text:p>Ut enim ad minim veniam, quis nostrud exercitation ullamco laboris nisi ut aliquip ex ea commodo consequat.</text:p>
            <text:p/>
            <text:p>Duis aute irure dolor in reprehenderit in voluptate velit esse cillum dolore eu fugiat nulla pariatur.</text:p>
            <text:p/>
            <text:p>Excepteur sint occaecat cupidatat non proident, sunt in culpa qui officia deserunt mollit anim id est "laborum".</text:p>
          </table:table-cell>
          <table:table-cell office:value-type="string" calcext:value-type="string">
            <text:p>Ea dolores sint ex omnis voluptas est quidem animi.</text:p>
          </table:table-cell>
          <table:table-cell office:value-type="string" calcext:value-type="string">
            <text:p>"Ea dolores sint ex omnis voluptas est quidem animi."</text:p>
          </table:table-cell>
          <table:table-cell table:style-name="ce3" office:value-type="string" calcext:value-type="string">
            <text:p><text:s text:c="8"/>Dès le matin du dimanche, des milliers de paysans, arrivant des montagnes voisines, inondèrent les rues de Verrières. <text:s text:c="4"/></text:p>
          </table:table-cell>
          <table:table-cell table:style-name="ce3" office:value-type="string" calcext:value-type="string">
            <text:p>From the morning of Sunday, thousands of peasants, arriving from the neighboring mountains, flooded the streets of Verrières. </text:p>
          </table:table-cell>
          <table:table-cell table:style-name="ce3" office:value-type="string" calcext:value-type="string">
            <text:p>Schon am Sonntagmorgen überschwemmten Tausende von Bauern, die aus den nahegelegenen Bergen kamen, die Straßen von Verrières. </text:p>
          </table:table-cell>
          <table:table-cell table:style-name="ce4" office:value-type="string" calcext:value-type="string">
            <text:p>С утра в воскресенье тысячи крестьян, прибывших с соседних гор, заполонили улицы Верьера. </text:p>
          </table:table-cell>
          <table:table-cell table:style-name="ce4" office:value-type="string" calcext:value-type="string">
            <text:p>日曜日の朝から、近隣の山々からやってきた何千人もの農民がヴェリエールの通りに押し寄せた。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gismond</text:p>
          </table:table-cell>
          <table:table-cell office:value-type="string" calcext:value-type="string">
            <text:p>Took</text:p>
          </table:table-cell>
          <table:table-cell office:value-type="string" calcext:value-type="string">
            <text:p>Hobbit</text:p>
          </table:table-cell>
          <table:table-cell office:value-type="string" calcext:value-type="string">
            <text:p>Lorem ipsum dolor sit amet, consectetur adipiscing elit, sed do eiusmod tempor incididunt ut labore et dolore magna aliqua.</text:p>
            <text:p/>
            <text:p>Ut enim ad minim veniam, quis nostrud exercitation ullamco laboris nisi ut aliquip ex ea commodo consequat.</text:p>
            <text:p/>
            <text:p>Duis aute irure dolor in reprehenderit in voluptate velit esse cillum dolore eu fugiat nulla pariatur.</text:p>
            <text:p/>
            <text:p>Excepteur sint occaecat cupidatat non proident, sunt in culpa qui officia deserunt mollit anim id est "laborum".</text:p>
          </table:table-cell>
          <table:table-cell office:value-type="string" calcext:value-type="string">
            <text:p>Ea dolores sint ex omnis voluptas est quidem animi.</text:p>
          </table:table-cell>
          <table:table-cell office:value-type="string" calcext:value-type="string">
            <text:p>"Ea dolores sint ex omnis voluptas est quidem animi."</text:p>
          </table:table-cell>
          <table:table-cell table:style-name="ce3" office:value-type="string" calcext:value-type="string">
            <text:p><text:s text:c="8"/>Dès le matin du dimanche, des milliers de paysans, arrivant des montagnes voisines, inondèrent les rues de Verrières. <text:s text:c="4"/></text:p>
          </table:table-cell>
          <table:table-cell table:style-name="ce3" office:value-type="string" calcext:value-type="string">
            <text:p>From the morning of Sunday, thousands of peasants, arriving from the neighboring mountains, flooded the streets of Verrières. </text:p>
          </table:table-cell>
          <table:table-cell table:style-name="ce3" office:value-type="string" calcext:value-type="string">
            <text:p>Schon am Sonntagmorgen überschwemmten Tausende von Bauern, die aus den nahegelegenen Bergen kamen, die Straßen von Verrières. </text:p>
          </table:table-cell>
          <table:table-cell table:style-name="ce4" office:value-type="string" calcext:value-type="string">
            <text:p>С утра в воскресенье тысячи крестьян, прибывших с соседних гор, заполонили улицы Верьера. </text:p>
          </table:table-cell>
          <table:table-cell table:style-name="ce4" office:value-type="string" calcext:value-type="string">
            <text:p>日曜日の朝から、近隣の山々からやってきた何千人もの農民がヴェリエールの通りに押し寄せた。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Wilibald</text:p>
          </table:table-cell>
          <table:table-cell office:value-type="string" calcext:value-type="string">
            <text:p>Bolger</text:p>
          </table:table-cell>
          <table:table-cell office:value-type="string" calcext:value-type="string">
            <text:p>Hobbit</text:p>
          </table:table-cell>
          <table:table-cell office:value-type="string" calcext:value-type="string">
            <text:p>Lorem ipsum dolor sit amet, consectetur adipiscing elit, sed do eiusmod tempor incididunt ut labore et dolore magna aliqua.</text:p>
            <text:p/>
            <text:p>Ut enim ad minim veniam, quis nostrud exercitation ullamco laboris nisi ut aliquip ex ea commodo consequat.</text:p>
            <text:p/>
            <text:p>Duis aute irure dolor in reprehenderit in voluptate velit esse cillum dolore eu fugiat nulla pariatur.</text:p>
            <text:p/>
            <text:p>Excepteur sint occaecat cupidatat non proident, sunt in culpa qui officia deserunt mollit anim id est "laborum".</text:p>
          </table:table-cell>
          <table:table-cell office:value-type="string" calcext:value-type="string">
            <text:p>Ea dolores sint ex omnis voluptas est quidem animi.</text:p>
          </table:table-cell>
          <table:table-cell office:value-type="string" calcext:value-type="string">
            <text:p>"Ea dolores sint ex omnis voluptas est quidem animi."</text:p>
          </table:table-cell>
          <table:table-cell table:style-name="ce3" office:value-type="string" calcext:value-type="string">
            <text:p><text:s text:c="8"/>Dès le matin du dimanche, des milliers de paysans, arrivant des montagnes voisines, inondèrent les rues de Verrières. <text:s text:c="4"/></text:p>
          </table:table-cell>
          <table:table-cell table:style-name="ce3" office:value-type="string" calcext:value-type="string">
            <text:p>From the morning of Sunday, thousands of peasants, arriving from the neighboring mountains, flooded the streets of Verrières. </text:p>
          </table:table-cell>
          <table:table-cell table:style-name="ce3" office:value-type="string" calcext:value-type="string">
            <text:p>Schon am Sonntagmorgen überschwemmten Tausende von Bauern, die aus den nahegelegenen Bergen kamen, die Straßen von Verrières. </text:p>
          </table:table-cell>
          <table:table-cell table:style-name="ce4" office:value-type="string" calcext:value-type="string">
            <text:p>С утра в воскресенье тысячи крестьян, прибывших с соседних гор, заполонили улицы Верьера. </text:p>
          </table:table-cell>
          <table:table-cell table:style-name="ce4" office:value-type="string" calcext:value-type="string">
            <text:p>日曜日の朝から、近隣の山々からやってきた何千人もの農民がヴェリエールの通りに押し寄せた。</text:p>
          </table:table-cell>
          <table:table-cell table:number-columns-repeated="1013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2">00/00/0000</text:date>, <text:time style:data-style-name="N2" text:time-value="20:38:30.4386557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30T17:04:56.899989167</meta:creation-date>
    <dc:date>2022-11-02T20:40:39.423645938</dc:date>
    <meta:editing-duration>PT32M5S</meta:editing-duration>
    <meta:editing-cycles>18</meta:editing-cycles>
    <meta:generator>LibreOffice/6.0.7.3$Linux_X86_64 LibreOffice_project/00m0$Build-3</meta:generator>
    <meta:document-statistic meta:table-count="1" meta:cell-count="152" meta:object-count="0"/>
  </office:meta>
</office:document-meta>
</file>